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cterSetOrientation.setXHeight( int x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SetOrientation.getWidth( int character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acterSetOrientation.getAsc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SetOrientation.setDescender( int desc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SetOrientation.setCapHeight( int cap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SetOrientation.CharacterSetOrientation( int orien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SetOrientation.getCap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SetOrientation.getOri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SetOrientation.getWid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acterSetOrientation.getDesc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SetOrientation.setLastChar( int lastCh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SetOrientation.setAscender( int ascen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SetOrientation.setFirstChar( int firstCh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SetOrientation.getX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SetOrientation.setWidth( int character , int wid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racterSetOrientation.getFirs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SetOrientation.getLast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